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igin of Species Crystal Mind (Ritual)</text:p>
      <text:p text:style-name="Standard">Metacreativity (Creation, Healing)</text:p>
      <text:p text:style-name="Standard"><text:span text:style-name="T1">Spellcraft DC</text:span><text:span text:style-name="T2">:</text:span> </text:p>
      <text:p text:style-name="Standard"><text:span text:style-name="T1">Components</text:span><text:span text:style-name="T2">:</text:span> Vi , Ritual, XP</text:p>
      <text:p text:style-name="Standard"><text:span text:style-name="T1">Casting Time</text:span><text:span text:style-name="T2">:</text:span> </text:p>
      <text:p text:style-name="Standard"><text:span text:style-name="T1">Range</text:span><text:span text:style-name="T2">:</text:span> 0 ft.</text:p>
      <text:p text:style-name="Standard"><text:span text:style-name="T1">Effect</text:span><text:span text:style-name="T2">:</text:span> One constructed creature (20 cu. ft.)</text:p>
      <text:p text:style-name="Standard"><text:span text:style-name="T1">Duration</text:span><text:span text:style-name="T2">:</text:span> Permanent</text:p>
      <text:p text:style-name="Standard"><text:span text:style-name="T1">Saving</text:span> <text:span text:style-name="T1">Throw</text:span>: None</text:p>
      <text:p text:style-name="Standard"><text:span text:style-name="T1">Power</text:span> <text:span text:style-name="T1">Resistance</text:span>: No</text:p>
      <text:p text:style-name="Standard"><text:span text:style-name="T1">To</text:span> <text:span text:style-name="T1">Develop</text:span>: <text:s/>gp; <text:s/>days; <text:s/>XP. </text:p>
      <text:p text:style-name="Standard"><text:span text:style-name="T1">Seeds</text:span>: conjure (DC 21), life (DC 27), fortify (DC 17). </text:p>
      <text:p text:style-name="Standard"><text:span text:style-name="T1">Factors</text:span>: permanent (x5 DC).</text:p>
      <text:p text:style-name="Standard"/>
      <text:p text:style-name="P1">Crystal Mind</text:p>
      <text:p text:style-name="P2">Small Elemental (Earth, Psionic)</text:p>
      <text:p text:style-name="Standard"><text:span text:style-name="T1">Hit</text:span> <text:span text:style-name="T1">Dice</text:span>: 1d8 ( hp)</text:p>
      <text:p text:style-name="Standard"><text:span text:style-name="T1">Initiative</text:span>: +0</text:p>
      <text:p text:style-name="Standard"><text:span text:style-name="T1">Speed</text:span>: 0 ft.</text:p>
      <text:p text:style-name="Standard"><text:span text:style-name="T1">Armor</text:span> <text:span text:style-name="T1">Class</text:span>: 7 (+1 size, -5 dex, +1 natural)</text:p>
      <text:p text:style-name="Standard"><text:span text:style-name="T1">Base</text:span> <text:span text:style-name="T1">Attack/Grapple</text:span>: +0</text:p>
      <text:p text:style-name="Standard"><text:span text:style-name="T1">Attack</text:span>: N/A</text:p>
      <text:p text:style-name="Standard"><text:span text:style-name="T1">Full</text:span> <text:span text:style-name="T1">Attack</text:span>: N/A</text:p>
      <text:p text:style-name="Standard"><text:span text:style-name="T1">Space/Reach</text:span>: 5 ft./0 ft.</text:p>
      <text:p text:style-name="Standard"><text:span text:style-name="T1">Special</text:span> <text:span text:style-name="T1">Attacks</text:span>: Psionic Powers</text:p>
      <text:p text:style-name="Standard"><text:span text:style-name="T1">Special</text:span> <text:span text:style-name="T1">Qualities</text:span>: Blindsight 60 ft, Damage Reduction 5/bludgeoning, elemental traits, Hive Mind, immunity to fire and cold, Psionic Reproduction, resistance to electricity 15</text:p>
      <text:p text:style-name="Standard"><text:span text:style-name="T1">Saves</text:span>: Fort +3, Ref +0, Will +3</text:p>
      <text:p text:style-name="Standard"><text:span text:style-name="T1">Abilities</text:span>: Str -, Dex -, Con 16, Int 6, Wis 12, Cha 8</text:p>
      <text:p text:style-name="Standard"><text:span text:style-name="T1">Skills</text:span>: Listen +5</text:p>
      <text:p text:style-name="Standard"><text:span text:style-name="T1">Feats</text:span>: Improved Natural Armor</text:p>
      <text:p text:style-name="Standard"><text:span text:style-name="T1">Environment</text:span>: Any</text:p>
      <text:p text:style-name="P2">Organization<text:span text:style-name="T2">: Patch (1+) or Bonded Patch (1+ &amp; Psionic creature)</text:span></text:p>
      <text:p text:style-name="Standard"><text:span text:style-name="T1">Challenge</text:span> <text:span text:style-name="T1">Rating</text:span>: </text:p>
      <text:p text:style-name="Standard"><text:span text:style-name="T1">Treasure</text:span>: Double Standard (only gp worth of deep crystal)</text:p>
      <text:p text:style-name="Standard"><text:span text:style-name="T1">Alignment</text:span>: Neutral</text:p>
      <text:p text:style-name="Standard"><text:span text:style-name="T1">Advancement</text:span>: See Text</text:p>
      <text:p text:style-name="Standard"><text:span text:style-name="T1">Level</text:span> <text:span text:style-name="T1">Adjustment</text:span>: -</text:p>
      <text:p text:style-name="Standard"/>
      <text:p text:style-name="Standard"><text:span text:style-name="T1">Blindsight (Ex)</text:span><text:span text:style-name="T2">:</text:span> A patch of crystal mind can ascertain all foes by nonvisual means within 60 ft. This ability's range extends from the nearest square occupied by the crystals.</text:p>
      <text:p text:style-name="Standard"/>
      <text:p text:style-name="P2">Elemental Traits<text:span text:style-name="T2">: Immune to poison, sleep, paralysis, stunning, critical hits and flanking. Does not eat </text:span><text:soft-page-break/><text:span text:style-name="T2">or breath and not affected by resurrection magic.</text:span></text:p>
      <text:p text:style-name="Standard"/>
      <text:p text:style-name="P2">Hive Mind<text:span text:style-name="T2">: Any five by five patches in physical contact with each other (considered to be the case if the squares they occupy share at least one corner) are not individual creatures. Rather, they share one mind and are considered a single, larger patch. Their power points are shared and any mind affecting powers or spells affect the entire patch. In the case of damaging mind affecting effects, the damage is applied to the nearest five by five square, then the next nearest and so on. Each square destroyed reduces the patches power point total by one. If the hit dice are relevant to the spell or power, the total hit dice of all the individuals in the patch is used.</text:span></text:p>
      <text:p text:style-name="Standard"/>
      <text:p text:style-name="Standard"><text:span text:style-name="T1">Psionic</text:span> <text:span text:style-name="T1">Powers</text:span>: A patch of crystal mind has one power point per day per five by five square filled with the crystals. Unless in contact with a symbiote, all of these power points are spent by the patch on reproduction.</text:p>
      <text:p text:style-name="Standard"/>
      <text:p text:style-name="P2">Psionic Reproduction<text:span text:style-name="T2">: A patch of crystal mind can expand into another adjacent five by five square by spending one hundred power points. Spending power points in this manner is a standard action and all one hundred power points need not all be spent at once, or even in the same day. However, in the event that a patch possesses enough power points to expand by two or more squares in one day, a new square does not count for determining if an empty square is adjacent the patch until it has existed for one day. It takes one hour from spending the last power point for </text:span></text:p>
      <text:p text:style-name="P2"><text:span text:style-name="T2"/></text:p>
      <text:p text:style-name="P2">Symbiosis<text:span text:style-name="T2">: Should a psionic creature come into physical contact with a patch of crystal mind that lacks a symbiote, the crystal mind automatically attempts to bond with the creature. The creature must make a will save with a DC of 10 + 1/10 the number of squares the patch occupies. If the creature fails the s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7-08T00:41:23</meta:creation-date>
    <dc:creator>Peaked</dc:creator>
    <dc:date>2008-07-10T19:54:12</dc:date>
    <dc:language>en-US</dc:language>
    <meta:editing-cycles>10</meta:editing-cycles>
    <meta:editing-duration>PT18H28M22S</meta:editing-duration>
    <meta:user-defined meta:name="Info 1"/>
    <meta:user-defined meta:name="Info 2"/>
    <meta:user-defined meta:name="Info 3"/>
    <meta:user-defined meta:name="Info 4"/>
    <meta:document-statistic meta:table-count="0" meta:image-count="0" meta:object-count="0" meta:page-count="2" meta:paragraph-count="42" meta:word-count="552" meta:character-count="3211"/>
  </office:meta>
</office:document-meta>
</file>